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103cm" fo:margin-left="0cm" table:align="left"/>
    </style:style>
    <style:style style:name="Tabelle1.A" style:family="table-column">
      <style:table-column-properties style:column-width="3.006cm"/>
    </style:style>
    <style:style style:name="Tabelle1.B" style:family="table-column">
      <style:table-column-properties style:column-width="3.59cm"/>
    </style:style>
    <style:style style:name="Tabelle1.C" style:family="table-column">
      <style:table-column-properties style:column-width="6.502cm"/>
    </style:style>
    <style:style style:name="Tabelle1.D" style:family="table-column">
      <style:table-column-properties style:column-width="4.006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2pt" fo:language="de" fo:country="none" fo:font-weight="bold" style:font-size-asian="22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de" fo:country="none" fo:font-weight="normal" style:font-size-asian="14pt" style:font-weight-asian="normal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officeooo:paragraph-rsid="0006cddc" style:font-size-asian="12pt" style:font-size-complex="12pt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fo:font-weight="bold" officeooo:rsid="0006cddc" officeooo:paragraph-rsid="0006cdd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fo:font-weight="bold" officeooo:paragraph-rsid="0006cddc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font-size="12pt" fo:font-weight="bold" officeooo:paragraph-rsid="0006cdd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2pt" officeooo:rsid="0006cddc" officeooo:paragraph-rsid="0006cddc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2pt" officeooo:paragraph-rsid="000a2d35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2pt" officeooo:paragraph-rsid="0006cddc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officeooo:rsid="0007f11e" officeooo:paragraph-rsid="000a2d35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2pt" officeooo:rsid="000880a8" officeooo:paragraph-rsid="000880a8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2pt" officeooo:rsid="000880a8" officeooo:paragraph-rsid="000a2d35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2pt" officeooo:rsid="000a2d35" officeooo:paragraph-rsid="000a2d35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rsid="000a2d35" officeooo:paragraph-rsid="000a2d35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6cddc" officeooo:paragraph-rsid="0006cddc" style:font-size-asian="12pt" style:font-weight-asian="bold" style:font-size-complex="12pt" style:font-weight-complex="bold"/>
    </style:style>
    <style:style style:name="T1" style:family="text">
      <style:text-properties style:font-name="Calibri" fo:font-size="22pt" fo:language="de" fo:country="none" fo:font-weight="bold" style:font-size-asian="22pt" style:font-weight-asian="bold"/>
    </style:style>
    <style:style style:name="T2" style:family="text">
      <style:text-properties style:font-name="Calibri" fo:font-size="14pt" fo:language="de" fo:country="none" fo:font-weight="normal" style:font-size-asian="14pt" style:font-weight-asian="normal"/>
    </style:style>
    <style:style style:name="T3" style:family="text">
      <style:text-properties style:font-name="Calibri" officeooo:rsid="0006cddc"/>
    </style:style>
    <style:style style:name="T4" style:family="text">
      <style:text-properties fo:language="de" fo:country="none"/>
    </style:style>
    <style:style style:name="T5" style:family="text">
      <style:text-properties fo:language="de" fo:country="none" fo:font-weight="normal" style:font-weight-asian="normal"/>
    </style:style>
    <style:style style:name="T6" style:family="text">
      <style:text-properties fo:language="de" fo:country="none" officeooo:rsid="0006cddc"/>
    </style:style>
    <style:style style:name="T7" style:family="text">
      <style:text-properties fo:language="de" fo:country="none" officeooo:rsid="000880a8"/>
    </style:style>
    <style:style style:name="T8" style:family="text">
      <style:text-properties officeooo:rsid="0006cddc"/>
    </style:style>
    <style:style style:name="T9" style:family="text">
      <style:text-properties officeooo:rsid="000880a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6cddc" style:font-weight-asian="bold" style:font-weight-complex="bold"/>
    </style:style>
    <style:style style:name="T12" style:family="text">
      <style:text-properties fo:font-weight="bold" officeooo:rsid="000a2d35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a2d35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mission Factors</text:span>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9"><text:span text:style-name="T9">t</text:span>ransportation</text:p>
          </table:table-cell>
          <table:table-cell table:style-name="Tabelle1.A1" office:value-type="string">
            <text:p text:style-name="P7"><text:span text:style-name="T4">CO2 <text:s/>equivalent (prechain</text:span><text:span text:style-name="T7"> incl.</text:span><text:span text:style-name="T4">) /</text:span><text:span text:style-name="T6">km </text:span></text:p>
          </table:table-cell>
          <table:table-cell table:style-name="Tabelle1.A1" office:value-type="string">
            <text:p text:style-name="P6"><text:span text:style-name="T4">Source of Information</text:span></text:p>
          </table:table-cell>
          <table:table-cell table:style-name="Tabelle1.A1" office:value-type="string">
            <text:p text:style-name="P8"><text:span text:style-name="T3">further details</text:span></text:p>
          </table:table-cell>
        </table:table-row>
        <table:table-row>
          <table:table-cell table:style-name="Tabelle1.A1" office:value-type="string">
            <text:p text:style-name="P9">RAIL</text:p>
          </table:table-cell>
          <table:table-cell table:style-name="Tabelle1.A1" office:value-type="string">
            <text:p text:style-name="P5"><text:span text:style-name="T5">0.0713</text:span></text:p>
          </table:table-cell>
          <table:table-cell table:style-name="Tabelle1.A1" office:value-type="string">
            <text:p text:style-name="P13"><text:span text:style-name="T11">1.</text:span><text:span text:style-name="T8"> </text:span>Öko-Institut (Institut für angewandte Ökologie e.V.) 2009: Technologiedatenbasis für RENEWBILITY; Arbeitspapier zum BMU-geförderten Verbundvorhaben "Stoffstromanalyse nachhaltige Mobilitat im Kontext der erneuerbaren Energien bis 2030"; W.Zimmer/F.Hacker/M.Schmied unter Mitarbeit von IFEU; Darmstadt/Berlin</text:p>
            <text:p text:style-name="P13"/>
            <text:p text:style-name="P13"><text:span text:style-name="T11">2.</text:span><text:span text:style-name="T8"> </text:span>Originaldokumentation von 'Zug-Personen-Nah-Diesel-DE-2020-Basis'</text:p>
          </table:table-cell>
          <table:table-cell table:style-name="Tabelle1.A1" office:value-type="string">
            <text:p text:style-name="P13"><text:span text:style-name="T8">See </text:span><text:a xlink:type="simple" xlink:href="https://www.probas.umweltbundesamt.de/php/prozessdetails.php?id=%7B08984DE8-B8F1-46C1-824B-910FD9E8A023%7D" text:style-name="Internet_20_link" text:visited-style-name="Visited_20_Internet_20_Link"><text:span text:style-name="T8">this page</text:span></text:a></text:p>
            <text:p text:style-name="P15"><text:span text:style-name="T10">Umweltbundesamt ProBas</text:span> <text:span text:style-name="T13">Zug-Personen-Nah-Diesel-DE-2020-Basis</text:span></text:p>
          </table:table-cell>
        </table:table-row>
        <table:table-row>
          <table:table-cell table:style-name="Tabelle1.A1" office:value-type="string">
            <text:p text:style-name="P18">BUS</text:p>
          </table:table-cell>
          <table:table-cell table:style-name="Tabelle1.A1" office:value-type="string">
            <text:p text:style-name="P11">0.0434</text:p>
          </table:table-cell>
          <table:table-cell table:style-name="Tabelle1.A1" office:value-type="string">
            <text:p text:style-name="P12"><text:span text:style-name="T12">1.</text:span><text:span text:style-name="T14"> </text:span>Öko-Institut (Institut für angewandte Ökologie e.V.) 2009: Technologiedatenbasis für RENEWBILITY; Arbeitspapier zum BMU-geförderten Verbundvorhaben "Stoffstromanalyse nachhaltige Mobilitat im Kontext der erneuerbaren Energien bis 2030"; W.Zimmer/F.Hacker/M.Schmied unter Mitarbeit von IFEU; Darmstadt/Berlin</text:p>
            <text:p text:style-name="P12"/>
            <text:p text:style-name="P12"><text:span text:style-name="T12">2.</text:span><text:span text:style-name="T14"> </text:span>Originaldokumentation von 'Bus-Reise-DE-2020-Basis'</text:p>
          </table:table-cell>
          <table:table-cell table:style-name="Tabelle1.A1" office:value-type="string">
            <text:p text:style-name="P17">See <text:a xlink:type="simple" xlink:href="https://www.probas.umweltbundesamt.de/php/prozessdetails.php?id=%7BDF3D153D-827F-43D8-B60A-110ECD41B75B%7D" text:style-name="Internet_20_link" text:visited-style-name="Visited_20_Internet_20_Link">this page</text:a></text:p>
            <text:p text:style-name="P16"><text:span text:style-name="T10">Umweltbundesamt ProBas</text:span> <text:span text:style-name="T13">Bus-Reise-DE-2020-Basis</text:span></text:p>
            <text:p text:style-name="P16"><text:span text:style-name="T13"/></text:p>
          </table:table-cell>
        </table:table-row>
        <table:table-row>
          <table:table-cell table:style-name="Tabelle1.A1" office:value-type="string">
            <text:p text:style-name="P18">CAR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8">BICYCLE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8">WALK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4">SUBWAY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2"/>
          </table:table-cell>
        </table:table-row>
      </table:table>
      <text:p text:style-name="P3"/>
      <text:p text:style-name="P3"/>
      <text:p text:style-name="P2"><text:a xlink:type="simple" xlink:href="https://www.probas.umweltbundesamt.de/php/prozessdetails.php?id={08984DE8-B8F1-46C1-824B-910FD9E8A023}" text:style-name="Default_20_Style" text:visited-style-name="Default_20_Style"><text:span text:style-name="T2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24T16:09:31.923000000</meta:creation-date>
    <dc:date>2023-02-24T17:57:19.212000000</dc:date>
    <meta:editing-duration>PT17M25S</meta:editing-duration>
    <meta:editing-cycles>2</meta:editing-cycles>
    <meta:generator>LibreOffice/6.4.3.2$Windows_X86_64 LibreOffice_project/747b5d0ebf89f41c860ec2a39efd7cb15b54f2d8</meta:generator>
    <meta:document-statistic meta:table-count="1" meta:image-count="0" meta:object-count="0" meta:page-count="1" meta:paragraph-count="21" meta:word-count="103" meta:character-count="1016" meta:non-whitespace-character-count="932"/>
  </office:meta>
</office:document-meta>
</file>